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uthenticationManager.updateUse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AuthenticationManager.getRequestStat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uthenticationManager.getUserHandl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AuthenticationManager.getForwardingURI( String handl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AuthenticationManager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enticationManager.isAuthenticated( String handl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enticationManager.configure( SitemapConfigurationHolder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uthenticationManager.createApplicationContext( String name , String loadURI , String save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AuthenticationManager.login( String handlerName , String applicationName , SourceParameters parameter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DefaultAuthenticationManager.checkAuthentication( Redirector redirector , String handlerName , String application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faultAuthenticationManager.g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enticationManager.releaseAuthenticator( Authenticator authenticator , Handler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Authentication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AuthenticationManager.getUser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AuthenticationManager.getHandlerConfiguratio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Authentication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enticationManager.getHandlerConfigura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AuthenticationManager.lookupAuthenticator( Handler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AuthenticationManage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enticationManager.setState( RequestState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AuthenticationManager.logout( String handlerName , int mod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DefaultAuthenticationManag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AuthenticationManager.createUser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